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4cm" fo:min-width="1.239cm" draw:fontwork-style="none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4cm" fo:min-width="1.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663cm"/>
    </style:style>
    <style:style style:name="gr4" style:family="graphic" style:parent-style-name="standard">
      <style:graphic-properties draw:stroke="none" svg:stroke-color="#000000" draw:fill="none" draw:fill-color="#ffffff" fo:min-height="1.24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4cm" fo:min-width="1.239cm"/>
    </style:style>
    <style:style style:name="gr10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11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P1" style:family="paragraph">
      <loext:graphic-properties draw:fill="none" draw:fill-color="#ffffff"/>
      <style:text-properties style:font-name="Nimbus Roman1" fo:font-size="18pt" fo:font-style="italic" fo:font-weight="normal" style:font-size-asian="18pt" style:font-style-asian="italic" style:font-size-complex="18pt" style:font-style-complex="italic"/>
    </style:style>
    <style:style style:name="P2" style:family="paragraph">
      <loext:graphic-properties draw:fill="none" draw:fill-color="#ffffff"/>
      <style:text-properties style:font-name="Nimbus Roman1" fo:font-size="18pt" fo:font-style="italic" fo:font-weight="normal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4" style:family="paragraph">
      <loext:graphic-properties draw:fill="solid" draw:fill-color="#ea7500"/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5" style:family="paragraph">
      <loext:graphic-properties draw:fill="solid"/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6" style:family="paragraph">
      <loext:graphic-properties draw:fill="solid" draw:fill-color="#ff972f"/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T1" style:family="text">
      <style:text-properties style:text-position="0% 100%" style:font-name="Nimbus Roman1" fo:font-size="18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33% 58%" style:font-name="Nimbus Roman1" fo:font-size="18pt" fo:font-style="italic" fo:font-weight="normal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Nimbus Roman1" fo:font-size="18pt" fo:font-style="normal" fo:font-weight="normal" style:font-size-asian="18pt" style:font-style-asian="normal" style:font-size-complex="18pt" style:font-style-complex="normal"/>
    </style:style>
    <style:style style:name="T4" style:family="text">
      <style:text-properties style:text-position="0% 100%" style:font-name="Nimbus Roman1" fo:font-size="18pt" fo:font-style="italic" fo:font-weight="normal" style:font-size-asian="18pt" style:font-size-complex="18pt"/>
    </style:style>
    <style:style style:name="T5" style:family="text">
      <style:text-properties style:text-position="33% 58%" style:font-name="Nimbus Roman1" fo:font-size="18pt" fo:font-style="italic" fo:font-weight="normal" style:font-size-asian="18pt" style:font-size-complex="18pt"/>
    </style:style>
    <style:style style:name="T6" style:family="text">
      <style:text-properties style:font-name="Nimbus Roman1" fo:font-size="18pt" fo:font-style="italic" fo:font-weight="normal" style:font-size-asian="18pt" style:font-size-complex="18pt"/>
    </style:style>
    <style:style style:name="T7" style:family="text">
      <style:text-properties style:text-position="-33% 58%" style:font-name="Nimbus Roman1" fo:font-size="18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39cm" svg:height="1.464cm" svg:x="0.873cm" svg:y="7.08cm">
          <draw:text-box>
            <text:p><text:span text:style-name="T1">e</text:span><text:span text:style-name="T2">f</text:span><text:span text:style-name="T3">0</text:span></text:p>
          </draw:text-box>
        </draw:frame>
        <draw:frame draw:style-name="gr2" draw:text-style-name="P2" draw:layer="layout" svg:width="1.74cm" svg:height="1.464cm" svg:x="4.044cm" svg:y="7.08cm">
          <draw:text-box>
            <text:p><text:span text:style-name="T4">e</text:span><text:span text:style-name="T5">f</text:span><text:span text:style-name="T3">2</text:span></text:p>
          </draw:text-box>
        </draw:frame>
        <draw:frame draw:style-name="gr3" draw:text-style-name="P2" draw:layer="layout" svg:width="2.163cm" svg:height="1.276cm" svg:x="5.522cm" svg:y="7.209cm">
          <draw:text-box>
            <text:p><text:span text:style-name="T6">...</text:span></text:p>
          </draw:text-box>
        </draw:frame>
        <draw:frame draw:style-name="gr4" draw:text-style-name="P2" draw:layer="layout" svg:width="2.671cm" svg:height="1.496cm" svg:x="20.906cm" svg:y="7.048cm">
          <draw:text-box>
            <text:p><text:span text:style-name="T4">e</text:span><text:span text:style-name="T5">f</text:span><text:span text:style-name="T7">N</text:span></text:p>
          </draw:text-box>
        </draw:frame>
        <draw:custom-shape draw:style-name="gr5" draw:text-style-name="P3" draw:layer="layout" svg:width="0.169cm" svg:height="0.165cm" svg:x="2.961cm" svg:y="2.2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66cm" svg:height="0.167cm" svg:x="1.281cm" svg:y="3.47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705cm" svg:y1="1.238cm" svg:x2="1.374cm" svg:y2="3.549cm">
          <text:p/>
        </draw:line>
        <draw:custom-shape draw:style-name="gr6" draw:text-style-name="P4" draw:layer="layout" svg:width="0.166cm" svg:height="0.167cm" svg:x="4.625cm" svg:y="1.1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66cm" svg:height="0.166cm" svg:x="7.975cm" svg:y="2.4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67cm" svg:height="0.168cm" svg:x="11.316cm" svg:y="3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66cm" svg:height="0.167cm" svg:x="14.633cm" svg:y="2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67cm" svg:height="0.167cm" svg:x="21.316cm" svg:y="3.45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068cm" svg:y1="2.516cm" svg:x2="4.705cm" svg:y2="1.238cm">
          <text:p/>
        </draw:line>
        <draw:line draw:style-name="gr7" draw:text-style-name="P5" draw:layer="layout" svg:x1="11.391cm" svg:y1="4.066cm" svg:x2="8.068cm" svg:y2="2.516cm">
          <text:p/>
        </draw:line>
        <draw:line draw:style-name="gr7" draw:text-style-name="P5" draw:layer="layout" svg:x1="14.688cm" svg:y1="2.511cm" svg:x2="11.39cm" svg:y2="4.066cm">
          <text:p/>
        </draw:line>
        <draw:line draw:style-name="gr7" draw:text-style-name="P5" draw:layer="layout" svg:x1="18.07cm" svg:y1="4.405cm" svg:x2="14.721cm" svg:y2="2.497cm">
          <text:p/>
        </draw:line>
        <draw:line draw:style-name="gr7" draw:text-style-name="P5" draw:layer="layout" svg:x1="21.391cm" svg:y1="3.51cm" svg:x2="18.071cm" svg:y2="4.406cm">
          <text:p/>
        </draw:line>
        <draw:line draw:style-name="gr8" draw:text-style-name="P5" draw:layer="layout" svg:x1="1.374cm" svg:y1="6.12cm" svg:x2="21.407cm" svg:y2="6.12cm">
          <text:p/>
        </draw:line>
        <draw:line draw:style-name="gr8" draw:text-style-name="P5" draw:layer="layout" svg:x1="1.374cm" svg:y1="4.952cm" svg:x2="1.374cm" svg:y2="7.122cm">
          <text:p/>
        </draw:line>
        <draw:line draw:style-name="gr8" draw:text-style-name="P5" draw:layer="layout" svg:x1="3.043cm" svg:y1="4.952cm" svg:x2="3.043cm" svg:y2="7.122cm">
          <text:p/>
        </draw:line>
        <draw:line draw:style-name="gr8" draw:text-style-name="P5" draw:layer="layout" svg:x1="4.713cm" svg:y1="4.952cm" svg:x2="4.713cm" svg:y2="7.122cm">
          <text:p/>
        </draw:line>
        <draw:line draw:style-name="gr8" draw:text-style-name="P5" draw:layer="layout" svg:x1="6.382cm" svg:y1="4.952cm" svg:x2="6.382cm" svg:y2="7.122cm">
          <text:p/>
        </draw:line>
        <draw:line draw:style-name="gr8" draw:text-style-name="P5" draw:layer="layout" svg:x1="8.051cm" svg:y1="4.952cm" svg:x2="8.051cm" svg:y2="7.122cm">
          <text:p/>
        </draw:line>
        <draw:line draw:style-name="gr8" draw:text-style-name="P5" draw:layer="layout" svg:x1="9.72cm" svg:y1="4.952cm" svg:x2="9.72cm" svg:y2="7.122cm">
          <text:p/>
        </draw:line>
        <draw:line draw:style-name="gr8" draw:text-style-name="P5" draw:layer="layout" svg:x1="11.39cm" svg:y1="4.952cm" svg:x2="11.39cm" svg:y2="7.122cm">
          <text:p/>
        </draw:line>
        <draw:line draw:style-name="gr8" draw:text-style-name="P5" draw:layer="layout" svg:x1="13.06cm" svg:y1="4.952cm" svg:x2="13.06cm" svg:y2="7.122cm">
          <text:p/>
        </draw:line>
        <draw:line draw:style-name="gr8" draw:text-style-name="P5" draw:layer="layout" svg:x1="14.729cm" svg:y1="4.952cm" svg:x2="14.729cm" svg:y2="7.122cm">
          <text:p/>
        </draw:line>
        <draw:line draw:style-name="gr8" draw:text-style-name="P5" draw:layer="layout" svg:x1="16.399cm" svg:y1="4.952cm" svg:x2="16.399cm" svg:y2="7.122cm">
          <text:p/>
        </draw:line>
        <draw:line draw:style-name="gr8" draw:text-style-name="P5" draw:layer="layout" svg:x1="18.067cm" svg:y1="4.952cm" svg:x2="18.067cm" svg:y2="7.122cm">
          <text:p/>
        </draw:line>
        <draw:line draw:style-name="gr8" draw:text-style-name="P5" draw:layer="layout" svg:x1="19.737cm" svg:y1="4.952cm" svg:x2="19.737cm" svg:y2="7.122cm">
          <text:p/>
        </draw:line>
        <draw:line draw:style-name="gr8" draw:text-style-name="P5" draw:layer="layout" svg:x1="21.407cm" svg:y1="4.952cm" svg:x2="21.407cm" svg:y2="7.122cm">
          <text:p/>
        </draw:line>
        <draw:custom-shape draw:style-name="gr5" draw:text-style-name="P3" draw:layer="layout" svg:width="0.169cm" svg:height="0.166cm" svg:x="6.312cm" svg:y="1.7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7cm" svg:height="0.167cm" svg:x="9.634cm" svg:y="3.2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7cm" svg:height="0.167cm" svg:x="12.983cm" svg:y="3.1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6cm" svg:height="0.167cm" svg:x="16.322cm" svg:y="3.3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7cm" svg:height="0.167cm" svg:x="19.666cm" svg:y="3.8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67cm" svg:height="0.166cm" svg:x="17.987cm" svg:y="4.30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39cm" svg:height="1.464cm" svg:x="2.396cm" svg:y="7.08cm">
          <draw:text-box>
            <text:p><text:span text:style-name="T4">e</text:span><text:span text:style-name="T5">f</text:span><text:span text:style-name="T3">1</text:span></text:p>
          </draw:text-box>
        </draw:frame>
        <draw:custom-shape draw:style-name="gr6" draw:text-style-name="P4" draw:layer="layout" svg:width="0.167cm" svg:height="0.166cm" svg:x="2.955cm" svg:y="1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3.034cm" svg:y1="2.011cm" svg:x2="1.374cm" svg:y2="3.549cm">
          <text:p/>
        </draw:line>
        <draw:line draw:style-name="gr10" draw:text-style-name="P4" draw:layer="layout" svg:x1="4.705cm" svg:y1="1.238cm" svg:x2="3.034cm" svg:y2="2.011cm">
          <text:p/>
        </draw:line>
        <draw:custom-shape draw:style-name="gr6" draw:text-style-name="P4" draw:layer="layout" svg:width="0.169cm" svg:height="0.167cm" svg:x="6.312cm" svg:y="1.3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6.392cm" svg:y1="1.436cm" svg:x2="4.705cm" svg:y2="1.238cm">
          <text:p/>
        </draw:line>
        <draw:line draw:style-name="gr10" draw:text-style-name="P4" draw:layer="layout" svg:x1="8.067cm" svg:y1="2.515cm" svg:x2="6.392cm" svg:y2="1.435cm">
          <text:p/>
        </draw:line>
        <draw:custom-shape draw:style-name="gr6" draw:text-style-name="P4" draw:layer="layout" svg:width="0.166cm" svg:height="0.167cm" svg:x="9.631cm" svg:y="3.6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9.719cm" svg:y1="3.737cm" svg:x2="8.068cm" svg:y2="2.517cm">
          <text:p/>
        </draw:line>
        <draw:line draw:style-name="gr10" draw:text-style-name="P4" draw:layer="layout" svg:x1="11.39cm" svg:y1="4.067cm" svg:x2="9.718cm" svg:y2="3.737cm">
          <text:p/>
        </draw:line>
        <draw:custom-shape draw:style-name="gr6" draw:text-style-name="P4" draw:layer="layout" svg:width="0.167cm" svg:height="0.167cm" svg:x="12.983cm" svg:y="3.5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66cm" svg:height="0.167cm" svg:x="16.322cm" svg:y="3.1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67cm" svg:height="0.167cm" svg:x="19.661cm" svg:y="4.2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4.721cm" svg:y1="2.497cm" svg:x2="16.394cm" svg:y2="3.199cm">
          <text:p/>
        </draw:line>
        <draw:line draw:style-name="gr11" draw:text-style-name="P6" draw:layer="layout" svg:x1="18.071cm" svg:y1="4.405cm" svg:x2="16.395cm" svg:y2="3.199cm">
          <text:p/>
        </draw:line>
        <draw:line draw:style-name="gr10" draw:text-style-name="P4" draw:layer="layout" svg:x1="18.071cm" svg:y1="4.406cm" svg:x2="19.747cm" svg:y2="4.338cm">
          <text:p/>
        </draw:line>
        <draw:line draw:style-name="gr10" draw:text-style-name="P4" draw:layer="layout" svg:x1="21.39cm" svg:y1="3.51cm" svg:x2="19.746cm" svg:y2="4.338cm">
          <text:p/>
        </draw:line>
        <draw:line draw:style-name="gr10" draw:text-style-name="P4" draw:layer="layout" svg:x1="14.723cm" svg:y1="2.497cm" svg:x2="13.056cm" svg:y2="3.61cm">
          <text:p/>
        </draw:line>
        <draw:line draw:style-name="gr10" draw:text-style-name="P4" draw:layer="layout" svg:x1="11.39cm" svg:y1="4.066cm" svg:x2="13.056cm" svg:y2="3.6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5:03.536557596</dc:date>
    <meta:editing-duration>PT2H21M59S</meta:editing-duration>
    <meta:editing-cycles>60</meta:editing-cycles>
    <meta:generator>LibreOffice/6.3.3.2$Linux_X86_64 LibreOffice_project/a64200df03143b798afd1ec74a12ab50359878ed</meta:generator>
    <meta:document-statistic meta:object-count="56"/>
  </office:meta>
</office:document-meta>
</file>